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1" svg:font-family="'Times New Roman', 'Times New Roman'" style:font-family-generic="roman"/>
    <style:font-face style:name="Arial Narrow" svg:font-family="'Arial Narrow',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
      <style:paragraph-properties style:text-autospace="none"/>
      <style:text-properties fo:font-weight="normal" style:font-weight-asian="normal" style:font-weight-complex="normal"/>
    </style:style>
    <style:style style:name="P3" style:family="paragraph" style:parent-style-name="Standard" style:list-style-name="">
      <style:paragraph-properties style:text-autospace="none"/>
      <style:text-properties fo:color="#000000" style:font-name="Times New Roman1" fo:font-size="11.5pt" style:font-name-asian="Times New Roman1" style:font-size-asian="11.5pt" style:font-name-complex="Times New Roman1" style:font-size-complex="11.5pt"/>
    </style:style>
    <style:style style:name="P4" style:family="paragraph" style:parent-style-name="Standard" style:list-style-name="">
      <style:paragraph-properties style:text-autospace="none"/>
    </style:style>
    <style:style style:name="P5"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T6" style:family="text">
      <style:text-properties fo:color="#000000" style:text-line-through-style="none" style:font-name="Arial Narrow" fo:font-size="11.5pt" style:text-underline-style="none" fo:font-weight="normal" style:font-name-asian="Arial Narrow" style:font-size-asian="11.5pt" style:font-weight-asian="normal" style:font-name-complex="Arial Narrow" style:font-size-complex="11.5pt" style:font-weight-complex="normal"/>
    </style:style>
    <style:style style:name="T7" style:family="text">
      <style:text-properties fo:color="#000000" style:font-name="Times New Roman1" fo:font-size="11.5pt" style:font-name-asian="Times New Roman1" style:font-size-asian="11.5pt" style:font-name-complex="Times New Roman1" style:font-size-complex="11.5pt"/>
    </style:style>
    <style:style style:name="T8" style:family="text">
      <style:text-properties fo:color="#000000" style:font-name="Times New Roman1" fo:font-size="11.5pt" fo:font-weight="normal" style:font-name-asian="Times New Roman1" style:font-size-asian="11.5pt" style:font-weight-asian="normal" style:font-name-complex="Times New Roman1" style:font-size-complex="11.5pt" style:font-weight-complex="normal"/>
    </style:style>
    <style:style style:name="T9" style:family="text">
      <style:text-properties fo:color="#000000" style:font-name="Arial Narrow" fo:font-size="11.5pt" fo:font-weight="normal" style:font-name-asian="Arial Narrow" style:font-size-asian="11.5pt" style:font-weight-asian="normal" style:font-name-complex="Arial Narrow" style:font-size-complex="11.5pt" style:font-weight-complex="normal"/>
    </style:style>
    <style:style style:name="T10" style:family="text">
      <style:text-properties style:font-name="Arial Narrow" style:font-name-asian="Arial Narrow" style:font-name-complex="Arial Narrow"/>
    </style:style>
    <style:style style:name="T11" style:family="text">
      <style:text-properties style:text-line-through-style="none" style:font-name="Arial Narrow" style:text-underline-style="none" style:font-name-asian="Arial Narrow" style:font-name-complex="Arial Narrow"/>
    </style:style>
    <style:style style:name="T12" style:family="text">
      <style:text-properties style:language-complex="sa" style:country-complex="IN"/>
    </style:style>
    <style:style style:name="T13"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dic character/gods/people in the Bhagavata Purana.</text:p>
      <text:p text:style-name="Standard"/>
      <text:p text:style-name="Standard"/>
      <text:p text:style-name="Standard"/>
      <text:p text:style-name="Standard">pg. 3</text:p>
      <text:p text:style-name="P1">Suta Gosvami: <text:span text:style-name="T4">Saunaka's master. [pg. 3]. <text:s/>Suka considered Suta his sishya (student). [pg. 4].</text:span></text:p>
      <text:p text:style-name="P3">The eldest learned Vedantist [1.1.3]. <text:s/><text:span text:style-name="T10">Ugrasrava [Suta Gosvami], the son of Romaharsana </text:span><text:span text:style-name="T11">[1.2.1].</text:span></text:p>
      <text:p text:style-name="P3"/>
      <text:p text:style-name="P2"/>
      <text:p text:style-name="P4"><text:span text:style-name="T2">Vyasadeva</text:span><text:span text:style-name="T4">: </text:span><text:span text:style-name="T9">This beautiful Bhagavatam, compiled by the great sage Vyasadeva [in his maturity], is sufficient in itself for God realization. </text:span><text:span text:style-name="T6"><text:s/>[1.1.2]. <text:s/></text:span><text:span text:style-name="T8">Vyasadeva, who is the incarnation of Godhead. <text:s/>[1.1.7].</text:span></text:p>
      <text:p text:style-name="P4"><text:span text:style-name="T8">Vyasadeva, the incarnation of God and son of Satyavati [1.6.1].</text:span></text:p>
      <text:p text:style-name="Standard"/>
      <text:p text:style-name="Standard">pg. 3</text:p>
      <text:p text:style-name="P1">Saunaka: <text:span text:style-name="T4">He is listening to Suta tell him about the Bhagavatam. <text:s/>[pg. 3] <text:s/></text:span></text:p>
      <text:p text:style-name="P4"><text:span text:style-name="T8">Saunaka Muni, who was the elderly, learned leader of all the rsis engaged in that prolonged sacrificial ceremony […] [1.4.1]</text:span></text:p>
      <text:p text:style-name="Standard"/>
      <text:p text:style-name="Standard">pg. 3</text:p>
      <text:p text:style-name="Standard"><text:span text:style-name="T3">Sukadeva</text:span>: <text:s/>Vyasa's son. [pg. 3][pg. 33]. <text:s/>Suka left us the holy Bhagavata Purana. [pg. 3]. <text:s/>Great sage who can enter the hearts of all [1.2.2].</text:p>
      <text:p text:style-name="Standard">From wikipedia:</text:p>
      <text:p text:style-name="Standard">http://en.wikipedia.org/wiki/Shuka</text:p>
      <text:p text:style-name="Text_20_body"><text:span text:style-name="T1">Shuka</text:span><text:bookmark text:name="cite_ref-Matchett_1-0"/><text:a xlink:type="simple" xlink:href="http://en.wikipedia.org/wiki/Shuka#cite_note-Matchett-1">[1]</text:a><text:bookmark text:name="cite_ref-Hiltebeitel_2-0"/><text:a xlink:type="simple" xlink:href="http://en.wikipedia.org/wiki/Shuka#cite_note-Hiltebeitel-2">[2]</text:a> (also <text:span text:style-name="T1">Shukadeva</text:span>, <text:span text:style-name="T1">Shuka deva</text:span>, <text:span text:style-name="T1">Suka</text:span>, <text:span text:style-name="T1">Sukadev</text:span>, <text:span text:style-name="T1">Sukadeva Gosvami</text:span>, ) was the son of the sage <text:a xlink:type="simple" xlink:href="http://en.wikipedia.org/wiki/Vyasa">Vyasa</text:a> (credited as the author of the <text:a xlink:type="simple" xlink:href="http://en.wikipedia.org/wiki/Vedas">Vedas</text:a> and <text:a xlink:type="simple" xlink:href="http://en.wikipedia.org/wiki/Puranas">Puranas</text:a>) and the main narrator of the <text:a xlink:type="simple" xlink:href="http://en.wikipedia.org/wiki/Bhagavata_Purana">Bhagavata Purana</text:a>. Most of the Bhagavata Purana consists of Shuka reciting the story to the dying king <text:a xlink:type="simple" xlink:href="http://en.wikipedia.org/wiki/Parikshit">Parikshit</text:a>.<text:bookmark text:name="cite_ref-Matchett_1-1"/><text:a xlink:type="simple" xlink:href="http://en.wikipedia.org/wiki/Shuka#cite_note-Matchett-1">[1]</text:a> Shuka is depicted as a <text:a xlink:type="simple" xlink:href="http://en.wikipedia.org/wiki/Sannyasin">sannyasin</text:a>, renouncing the world in pursuit of <text:a xlink:type="simple" xlink:href="http://en.wikipedia.org/wiki/Moksha">moksha</text:a> (liberation), which most narratives assert that he achieved.<text:bookmark text:name="cite_ref-Sullivan_3-0"/><text:a xlink:type="simple" xlink:href="http://en.wikipedia.org/wiki/Shuka#cite_note-Sullivan-3">[3]</text:a> He is the fifth and final member of the Rishi Parampara of the <text:a xlink:type="simple" xlink:href="http://en.wikipedia.org/wiki/Advaita_Guru_Parampara">Advaita Guru Parampara</text:a>.</text:p>
      <text:p text:style-name="Text_20_body">According to the <text:a xlink:type="simple" xlink:href="http://en.wikipedia.org/wiki/Mahabharata">Mahabharata</text:a>, after one hundred years of austerity by Vyasa, Shuka was churned out of a stick of fire, born with ascetic power and with the Vedas dwelling inside him, just like his father. </text:p>
      <text:p text:style-name="Standard"/>
      <text:p text:style-name="Text_20_body"><text:bookmark text:name="cite_ref-8"/>A place called <text:a xlink:type="simple" xlink:href="https://en.wikipedia.org/wiki/Shukachari">shukachari</text:a> is believed to be the cave of Shuka, where he disappeared in cave stones as per local traditions. Shuka in Sanskrit means parrot and thus the name is derived from the large number of parrots found around the Shukachari hills. Shukachari literally means abode of parrots in the Sanskrit language.</text:p>
      <text:p text:style-name="Standard"/>
      <text:p text:style-name="Standard">pg. 4</text:p>
      <text:p text:style-name="Standard"><text:span text:style-name="T2">Narada</text:span>: Lord Brahma's son.</text:p>
      <text:p text:style-name="Standard">The Lord puts his wisdom and vision in Narada's heart when he chooses. [pg. 7]</text:p>
      <text:p text:style-name="Standard">Bhakti refers to him as “holy one”. <text:s/>[pg. 9]</text:p>
      <text:p text:style-name="Standard"/>
      <text:p text:style-name="Standard">pg. 3</text:p>
      <text:p text:style-name="Standard"><text:span text:style-name="T2">Parikshit</text:span>: King. <text:s/>He alone saw the kali as a sudra. <text:s/>Parikshit establishes the kali yuga. <text:s/>[pg. 7]. <text:s/>He is the grandson of Yudhishtira. [pg. 13].</text:p>
      <text:p text:style-name="Standard">He was a great emperor and possessed all the opulences of his acquired kingdom. He was so exalted that he was increasing the prestige of the Pandu dynasty. </text:p>
      <text:p text:style-name="Standard">He was such a great emperor that all his enemies would come and bow down at his feet and surrender <text:soft-page-break/>all their wealth for their own benefit. He was full of youth and strength, and he possessed insuperable kingly opulences. [1.4.10-11].</text:p>
      <text:p text:style-name="Standard"/>
      <text:p text:style-name="Standard"/>
      <text:p text:style-name="Standard"><text:span text:style-name="T1">Pradyumna</text:span> [1.5.37] (from wikipedia) (<text:a xlink:type="simple" xlink:href="http://en.wikipedia.org/wiki/Sanskrit_language">Sanskrit</text:a>: <text:span text:style-name="T12">प्रद्युम्‍न</text:span>) is also a character in the <text:a xlink:type="simple" xlink:href="http://en.wikipedia.org/wiki/Srimad_Bhagavatam">Srimad Bhagavatam</text:a>. He was the son of <text:a xlink:type="simple" xlink:href="http://en.wikipedia.org/wiki/Krishna">Krishna</text:a> and <text:a xlink:type="simple" xlink:href="http://en.wikipedia.org/wiki/Rukmini">Rukmini</text:a>. When he was a baby he was abducted by the demon <text:a xlink:type="simple" xlink:href="http://en.wikipedia.org/wiki/Sambara">Sambara</text:a>. He was then cast into the sea and swallowed by a fish, but that fish was caught and carried to the house of Sambara. The fish was opened and the child was found inside. He was given to a woman in <text:a xlink:type="simple" xlink:href="http://en.wikipedia.org/wiki/Sambara">Sambara</text:a>'s house to raise. <text:a xlink:type="simple" xlink:href="http://en.wikipedia.org/wiki/Narada">Narada</text:a> informed her about the true identity of the child. When Pradyumna grew up, he battled the demon Sambara, defeated him. Pradyumna was later killed in a brawl in his father's court at <text:a xlink:type="simple" xlink:href="http://en.wikipedia.org/wiki/Dwarka">Dwaraka</text:a>.</text:p>
      <text:p text:style-name="Standard">[rluu: Cast into the sea and swallowed by a fish sounds a lot like Jonah in the Book of Jonah.]</text:p>
      <text:p text:style-name="Standard"/>
      <text:p text:style-name="Standard"><text:span text:style-name="T1">Aniruddha </text:span><text:span text:style-name="T4">[1.5.37]</text:span> (<text:a xlink:type="simple" xlink:href="http://en.wikipedia.org/wiki/Sanskrit_language">Sanskrit</text:a>: <text:span text:style-name="T12">अनिरुद्ध</text:span>), meaning "uncontrolled", "unrestrained" or "without obstacles", was the son of <text:a xlink:type="simple" xlink:href="http://en.wikipedia.org/wiki/Pradyumna">Pradyumna</text:a> and the grandson of <text:a xlink:type="simple" xlink:href="http://en.wikipedia.org/wiki/Krishna">Krishna</text:a>. He is said to have been very much like his grandfather, to the extent that he may be a <text:span text:style-name="T13">jana avatar</text:span>, avatar of Vishnu. The four important Vishnu extensions are Vasudeva, Sankarsana, Pradyumna, and Aniruddha. These four are considered to be <text:a xlink:type="simple" xlink:href="http://en.wikipedia.org/w/index.php?title=Vishnu-tattva&amp;action=edit&amp;redlink=1">vishnu-tattva</text:a> or Vishnu's plenary expansions. Aniruddha is present in every soul as <text:a xlink:type="simple" xlink:href="http://en.wikipedia.org/wiki/Paramatma">Supersoul</text:a>.</text:p>
      <text:p text:style-name="Standard"/>
      <text:p text:style-name="P1">Sankarsana <text:span text:style-name="T4">[1.5.37]:</text:span></text:p>
      <text:p text:style-name="P1"><text:span text:style-name="T4"/></text:p>
      <text:p text:style-name="Standard"/>
      <text:p text:style-name="Standard">pg. 6</text:p>
      <text:p text:style-name="Standard"><text:span text:style-name="T2">Bhakti</text:span>: Devotion. <text:s/>She is pure, sinless one. <text:s/>She once asked Krishna, “Lord, what shall I do now?”, and he made Mukti your handmaiden, and Gyana and Vairagya your sons. [pg. 9].</text:p>
      <text:p text:style-name="Standard"/>
      <text:p text:style-name="Standard">pg. 6</text:p>
      <text:p text:style-name="Standard"><text:span text:style-name="T2">Gyana</text:span> and <text:span text:style-name="T2">Vairagya</text:span>: Bhakti's two sons. [pg. 6]. <text:s/>They were born many ages ago. [pg. 6].</text:p>
      <text:p text:style-name="Standard"/>
      <text:p text:style-name="Standard"><text:span text:style-name="T2">Gyana</text:span> means “knowledge”.</text:p>
      <text:p text:style-name="Standard"><text:span text:style-name="T2">Vairagya</text:span> means “dispassion” or “disinterest”.</text:p>
      <text:p text:style-name="Standard"/>
      <text:p text:style-name="Standard">pg. 7</text:p>
      <text:p text:style-name="Standard"><text:span text:style-name="T2">Hari</text:span> (Lord Hari): Lord Vishnu.</text:p>
      <text:p text:style-name="Standard"/>
      <text:p text:style-name="Standard"><text:span text:style-name="T2">Anatasesha</text:span>: <text:s/>Endless serpent. <text:s/>Ananta is the thousand-headed serpent of Hindu mythology. <text:s/>Vishnu sleeps on this creature (the creature is a bed), as it floats through a “sea of milk”. <text:s/>It is said that when adisesha (“first serpent”) uncoils, time moves forward and creation takes place. <text:s/>When he coils back, the universe ceases to exist. <text:s text:c="2"/>Sometimes sesha is depicted as 5-headed or 7-headed, but more commoly many thousand-headed. <text:s/>Sometimes with each head wearing na ornate crown. <text:s/>His name means “that which remains”. <text:s/></text:p>
      <text:p text:style-name="Standard"/>
      <text:p text:style-name="Standard">pg. 8</text:p>
      <text:p text:style-name="Standard"><text:span text:style-name="T2">Krishna</text:span>: Krishna is always with Bhakti. he loves her and will never abandon her.</text:p>
      <text:p text:style-name="Standard"><text:soft-page-break/></text:p>
      <text:p text:style-name="Standard">pg. 9</text:p>
      <text:p text:style-name="Standard"><text:span text:style-name="T2">Mukti</text:span>: Bhakti's handmaiden [pg. 9]. <text:s/>Bhakti once asked Krishna, “Lord, what shall I do now?”, and he made Mukti your handmaiden, and Gyana and Vairagya your sons. [pg. 9].</text:p>
      <text:p text:style-name="Standard">Mukti means liberation, freedom, <text:span text:style-name="T2">salvation</text:span>. <text:s/></text:p>
      <text:p text:style-name="Standard"/>
      <text:p text:style-name="Standard">pg. 13</text:p>
      <text:p text:style-name="Standard"><text:span text:style-name="T2">Lord Hari</text:span>: Lord Hari fills one's heart if one listens to the Bhagavatam.</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1" svg:font-family="'Times New Roman', 'Times New Roman'" style:font-family-generic="roman"/>
    <style:font-face style:name="Arial Narrow" svg:font-family="'Arial Narrow',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9:52:17</meta:creation-date>
    <dc:date>2013-04-11T02:06:26</dc:date>
    <meta:editing-duration>P2DT3H40M14S</meta:editing-duration>
    <meta:editing-cycles>16</meta:editing-cycles>
    <meta:generator>LibreOffice/3.3$Unix LibreOffice_project/330m18$Build-4</meta:generator>
    <meta:document-statistic meta:table-count="0" meta:image-count="0" meta:object-count="0" meta:page-count="3" meta:paragraph-count="44" meta:word-count="875" meta:character-count="5170"/>
  </office:meta>
</office:document-meta>
</file>